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08in solid #000000"/>
    </style:style>
    <style:style style:name="ce2" style:family="table-cell" style:parent-style-name="Excel_20_Built-in_20_Normal">
      <style:table-cell-properties style:glyph-orientation-vertical="0" fo:background-color="#a4c2f4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fo:background-color="#a4c2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b6d7a8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ackground-color="#ea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ackground-color="#ffe5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table table:name="Swords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ange</text:p>
          </table:table-cell>
          <table:table-cell table:number-columns-repeated="2" table:style-name="ce1" office:value-type="string">
            <text:p>Uses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Hi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rit Chance</text:p>
          </table:table-cell>
          <table:table-cell table:style-name="ce1" office:value-type="string">
            <text:p>Description</text:p>
          </table:table-cell>
          <table:table-cell office:value-type="string">
            <text:p>Special Attributes</text:p>
          </table:table-cell>
        </table:table-row>
        <table:table-row table:style-name="ro1">
          <table:table-cell office:value-type="string">
            <text:p>Shortsword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opper Dagger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opper Sword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apier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ron Sword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ron Blade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20">
            <text:p>82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hadowkill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eel Sword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Zanbato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950">
            <text:p>9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avalary</text:p>
          </table:table-cell>
        </table:table-row>
        <table:table-row table:style-name="ro1">
          <table:table-cell office:value-type="string">
            <text:p>Lancereav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one Scimita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1050">
            <text:p>105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Armorslay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1450">
            <text:p>145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Wind Sword</text:p>
          </table:table-cell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alblad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2300">
            <text:p>230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roadsword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ilver Sword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Dawnbreaker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12000">
            <text:p>12000</text:p>
          </table:table-cell>
          <table:table-cell office:value-type="float" office:value="5">
            <text:p>5</text:p>
          </table:table-cell>
          <table:table-cell table:number-columns-repeated="2"/>
        </table:table-row>
      </table:table>
      <table:table table:name="Lanc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x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ow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ghtMagic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ange</text:p>
          </table:table-cell>
          <table:table-cell table:number-columns-repeated="2" table:style-name="ce1" office:value-type="string">
            <text:p>Uses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Hi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rit Chanc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Daybreak</text:p>
          </table:table-cell>
          <table:table-cell office:value-type="string">
            <text:p>E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pirit Beam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urify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vine Wave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ly Surge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300">
            <text:p>13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arlight</text:p>
          </table:table-cell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2900">
            <text:p>29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ncestor's Light</text:p>
          </table:table-cell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4300">
            <text:p>430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Holy Tempest</text:p>
          </table:table-cell>
          <table:table-cell office:value-type="string">
            <text:p>A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urafury</text:p>
          </table:table-cell>
          <table:table-cell office:value-type="string">
            <text:p>S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12000">
            <text:p>12000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ElementalMagic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ange</text:p>
          </table:table-cell>
          <table:table-cell table:number-columns-repeated="2" table:style-name="ce1" office:value-type="string">
            <text:p>Uses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Hi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rit Chanc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ce Shard</text:p>
          </table:table-cell>
          <table:table-cell office:value-type="string">
            <text:p>E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string">
            <text:p>Create and fire an ice shard at the opposition.</text:p>
          </table:table-cell>
        </table:table-row>
        <table:table-row table:style-name="ro1">
          <table:table-cell office:value-type="string">
            <text:p>Lightning Bolt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Fire Lash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re wave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rost Flare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in Fire</text:p>
          </table:table-cell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string">
            <text:p>Thanos has arrived.</text:p>
          </table:table-cell>
        </table:table-row>
        <table:table-row table:style-name="ro1">
          <table:table-cell office:value-type="string">
            <text:p>Avalanche</text:p>
          </table:table-cell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orm Ritual</text:p>
          </table:table-cell>
          <table:table-cell office:value-type="string">
            <text:p>A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yphoon</text:p>
          </table:table-cell>
          <table:table-cell office:value-type="string">
            <text:p>S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12000">
            <text:p>12000</text:p>
          </table:table-cell>
          <table:table-cell office:value-type="float" office:value="5">
            <text:p>5</text:p>
          </table:table-cell>
          <table:table-cell/>
        </table:table-row>
      </table:table>
      <table:table table:name="DarkMagic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ange</text:p>
          </table:table-cell>
          <table:table-cell table:number-columns-repeated="2" table:style-name="ce1" office:value-type="string">
            <text:p>Uses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Hi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rit Chanc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Shadowdrain</text:p>
          </table:table-cell>
          <table:table-cell office:value-type="string">
            <text:p>E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string">
            <text:p>Drains life force of enemy.</text:p>
          </table:table-cell>
        </table:table-row>
        <table:table-row table:style-name="ro1">
          <table:table-cell office:value-type="string">
            <text:p>Phantom Fear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oid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0">
            <text:p>165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Nether Fire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Open a portal to </text:p>
          </table:table-cell>
        </table:table-row>
        <table:table-row table:style-name="ro1">
          <table:table-cell office:value-type="string">
            <text:p>Rage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300">
            <text:p>230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style-name="ce7" office:value-type="string">
            <text:p>Soultear</text:p>
          </table:table-cell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Hellfire</text:p>
          </table:table-cell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Dark Ritual</text:p>
          </table:table-cell>
          <table:table-cell office:value-type="string">
            <text:p>A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Terror</text:p>
          </table:table-cell>
          <table:table-cell office:value-type="string">
            <text:p>S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12000">
            <text:p>12000</text:p>
          </table:table-cell>
          <table:table-cell office:value-type="float" office:value="5">
            <text:p>5</text:p>
          </table:table-cell>
          <table:table-cell/>
        </table:table-row>
      </table:table>
      <table:table table:name="Stav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OtherWeapons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Ballistician Stuff</text:p>
          </table:table-cell>
          <table:table-cell table:number-columns-repeated="10"/>
        </table:table-row>
        <table:table-row table:style-name="ro1">
          <table:table-cell office:value-type="string">
            <text:p>Stonehoist</text:p>
          </table:table-cell>
          <table:table-cell table:number-columns-repeated="9"/>
          <table:table-cell office:value-type="string">
            <text:p>A ballista for striking distant enemies. </text:p>
          </table:table-cell>
        </table:table-row>
        <table:table-row table:style-name="ro1">
          <table:table-cell office:value-type="string">
            <text:p>Arrowspate</text:p>
          </table:table-cell>
          <table:table-cell table:number-columns-repeated="10"/>
        </table:table-row>
        <table:table-row table:style-name="ro1">
          <table:table-cell office:value-type="string">
            <text:p>Hoistflame</text:p>
          </table:table-cell>
          <table:table-cell table:number-columns-repeated="10"/>
        </table:table-row>
        <table:table-row table:style-name="ro1">
          <table:table-cell office:value-type="string">
            <text:p>Thunderbolt</text:p>
          </table:table-cell>
          <table:table-cell table:number-columns-repeated="10"/>
        </table:table-row>
        <table:table-row table:style-name="ro1">
          <table:table-cell office:value-type="string">
            <text:p>Pachyderm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7">03/07/2023</text:date>, <text:time>13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1S</meta:editing-duration>
    <meta:editing-cycles>14</meta:editing-cycles>
    <meta:generator>OpenOffice/4.1.8$Win32 OpenOffice.org_project/418m3$Build-9803</meta:generator>
    <dc:date>2023-03-07T13:01:35.54</dc:date>
    <meta:document-statistic meta:table-count="9" meta:cell-count="497" meta:object-count="0"/>
    <meta:user-defined meta:name="Info 1"/>
    <meta:user-defined meta:name="Info 2"/>
    <meta:user-defined meta:name="Info 3"/>
    <meta:user-defined meta:name="Info 4"/>
  </office:meta>
</office:document-meta>
</file>